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none" fo:font-weight="normal" officeooo:rsid="00238de5" officeooo:paragraph-rsid="00178c70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break-before="page"/>
      <style:text-properties fo:font-size="18pt" style:text-underline-style="none" fo:font-weight="normal" officeooo:rsid="002154be" officeooo:paragraph-rsid="00178c70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8pt" style:text-underline-style="none" fo:font-weight="normal" officeooo:rsid="002154be" officeooo:paragraph-rsid="00178c70" style:font-size-asian="15.75pt" style:font-weight-asian="normal" style:font-size-complex="18pt" style:font-weight-complex="normal"/>
    </style:style>
    <style:style style:name="T1" style:family="text">
      <style:text-properties officeooo:rsid="0024af67"/>
    </style:style>
    <style:style style:name="T2" style:family="text">
      <style:text-properties fo:font-size="20pt" style:text-underline-style="solid" style:text-underline-width="auto" style:text-underline-color="font-color" fo:font-weight="bold" officeooo:rsid="0021964a" style:font-size-asian="17.5pt" style:font-weight-asian="bold" style:font-size-complex="20pt" style:font-weight-complex="bold"/>
    </style:style>
    <style:style style:name="T3" style:family="text">
      <style:text-properties officeooo:rsid="002a607c"/>
    </style:style>
    <style:style style:name="T4" style:family="text">
      <style:text-properties fo:color="#c9211e" loext:opacity="100%" fo:font-size="20pt" style:text-underline-style="solid" style:text-underline-width="auto" style:text-underline-color="font-color" fo:font-weight="bold" officeooo:rsid="0021964a" style:font-size-asian="17.5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19"/><text:span text:style-name="T4">SQL <text:s text:c="3"/>ASSIGNMENT-3</text:span></text:p>
      <text:p text:style-name="P3"/>
      <text:p text:style-name="P1">1.Does ANSI recognise the data type DATE?</text:p>
      <text:p text:style-name="P1">--&gt;<text:span text:style-name="T3">NO,It only recognises the datatype int and char.</text:span></text:p>
      <text:p text:style-name="P1"/>
      <text:p text:style-name="P1">2.Which subdivision of SQL is used to insert values in table?</text:p>
      <text:p text:style-name="P1">--&gt;<text:span text:style-name="T1">data manipulation language (DML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37:41.189226079</meta:creation-date>
    <dc:date>2023-09-11T23:41:45.477242720</dc:date>
    <meta:editing-duration>PT4M5S</meta:editing-duration>
    <meta:editing-cycles>1</meta:editing-cycles>
    <meta:document-statistic meta:table-count="0" meta:image-count="0" meta:object-count="0" meta:page-count="1" meta:paragraph-count="5" meta:word-count="34" meta:character-count="226" meta:non-whitespace-character-count="177"/>
    <meta:generator>LibreOffice/7.3.5.2$Linux_X86_64 LibreOffice_project/30$Build-2</meta:generator>
  </office:meta>
</office:document-meta>
</file>